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ther Michel</text:h>
      <text:p text:style-name="Text_20_body"/>
      <text:p text:style-name="Text_20_body">This is the mother Michel who lost her cats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Qui crie par la fenêtre qui est-c<text:span text:style-name="T1">e</text:span> qui lui rendra,<text:line-break/>Et l<text:span text:style-name="T1">e </text:span>compèr<text:span text:style-name="T1">e</text:span> Lustucru qui lui a répondu :<text:line-break/>« Allez la mèr<text:span text:style-name="T1">e </text:span>Michel, vot<text:span text:style-name="T1">re</text:span> chat n’est pas perdu. »<text:line-break/><text:line-break/>C’est la mère Michel qui lui a demandé :<text:line-break/>« Mon chat n’est pas perdu ! vous l’avez donc trouvé ? » <text:line-break/>Et l<text:span text:style-name="T1">e </text:span>compère Lustucru qui lui a répondu :<text:line-break/>« Donnez un<text:span text:style-name="T1">e</text:span> récompense, il vous sera rendu. »<text:line-break/><text:line-break/>Et la mère Michel lui dit : « C’est décidé :<text:line-break/>Si vous rendez mon chat, vous aurez un baiser. »<text:line-break/>Le compèr<text:span text:style-name="T1">e </text:span>Lustucru qui n’en a pas voulu,<text:line-break/>Lui dit : « Pour un lapin votre chat est vendu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